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11000000AF3C0B1AC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a4aab" officeooo:paragraph-rsid="001bf71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a4aab" officeooo:paragraph-rsid="001a4aa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bf714" officeooo:paragraph-rsid="001bf71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18354" officeooo:paragraph-rsid="0021835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e324f"/>
    </style:style>
    <style:style style:name="P6" style:family="paragraph" style:parent-style-name="Standard">
      <style:paragraph-properties fo:text-align="start" style:justify-single-word="false"/>
      <style:text-properties officeooo:paragraph-rsid="001fe6b6"/>
    </style:style>
    <style:style style:name="P7" style:family="paragraph" style:parent-style-name="Standard">
      <style:paragraph-properties fo:text-align="start" style:justify-single-word="false"/>
      <style:text-properties officeooo:paragraph-rsid="00241d14"/>
    </style:style>
    <style:style style:name="P8" style:family="paragraph" style:parent-style-name="Standard">
      <style:paragraph-properties fo:text-align="start" style:justify-single-word="false"/>
      <style:text-properties officeooo:paragraph-rsid="001bf714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41d14" officeooo:paragraph-rsid="00241d14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bold" officeooo:rsid="001a4aab" officeooo:paragraph-rsid="001a4aab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bold" officeooo:rsid="001a4aab" officeooo:paragraph-rsid="001bf714" style:font-weight-asian="bold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font-weight="bold" officeooo:rsid="001a4aab" officeooo:paragraph-rsid="001bf714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1a4aab" officeooo:paragraph-rsid="001a4aab" style:font-weight-asian="bold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bold" officeooo:rsid="001bf714" officeooo:paragraph-rsid="00241d14" style:font-weight-asian="bold" style:font-weight-complex="bold"/>
    </style:style>
    <style:style style:name="P15" style:family="paragraph" style:parent-style-name="Standard" style:list-style-name="L4">
      <style:paragraph-properties fo:text-align="start" style:justify-single-word="false"/>
      <style:text-properties fo:font-weight="bold" officeooo:rsid="001bf714" officeooo:paragraph-rsid="0023511c" style:font-weight-asian="bold" style:font-weight-complex="bold"/>
    </style:style>
    <style:style style:name="P16" style:family="paragraph" style:parent-style-name="Standard" style:list-style-name="L3">
      <style:paragraph-properties fo:text-align="start" style:justify-single-word="false"/>
      <style:text-properties fo:font-weight="bold" officeooo:rsid="001e324f" officeooo:paragraph-rsid="001e324f" style:font-weight-asian="bold" style:font-weight-complex="bold"/>
    </style:style>
    <style:style style:name="P17" style:family="paragraph" style:parent-style-name="Standard" style:list-style-name="L3">
      <style:paragraph-properties fo:text-align="start" style:justify-single-word="false"/>
      <style:text-properties fo:font-weight="bold" officeooo:rsid="00241d14" officeooo:paragraph-rsid="00241d14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283429" officeooo:paragraph-rsid="00283429" style:font-weight-asian="bold" style:font-weight-complex="bold"/>
    </style:style>
    <style:style style:name="P19" style:family="paragraph" style:parent-style-name="Standard" style:list-style-name="L2">
      <style:paragraph-properties fo:text-align="start" style:justify-single-word="false"/>
      <style:text-properties fo:font-weight="normal" officeooo:rsid="001a4aab" officeooo:paragraph-rsid="001a4aab" style:font-weight-asian="normal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weight="normal" officeooo:rsid="001bf714" officeooo:paragraph-rsid="001bf714" style:font-weight-asian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weight="normal" officeooo:rsid="0023b6f4" officeooo:paragraph-rsid="00241d14" style:font-weight-asian="normal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officeooo:paragraph-rsid="00241d14"/>
    </style:style>
    <style:style style:name="P23" style:family="paragraph" style:parent-style-name="Standard" style:list-style-name="L4">
      <style:paragraph-properties fo:text-align="start" style:justify-single-word="false"/>
      <style:text-properties officeooo:paragraph-rsid="0023511c"/>
    </style:style>
    <style:style style:name="P24" style:family="paragraph" style:parent-style-name="Standard" style:list-style-name="L4">
      <style:paragraph-properties fo:text-align="start" style:justify-single-word="false"/>
      <style:text-properties officeooo:rsid="00241d14" officeooo:paragraph-rsid="00241d1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f714" style:font-weight-asian="normal" style:font-weight-complex="normal"/>
    </style:style>
    <style:style style:name="T3" style:family="text">
      <style:text-properties fo:font-weight="normal" officeooo:rsid="001c7c27" style:font-weight-asian="normal" style:font-weight-complex="normal"/>
    </style:style>
    <style:style style:name="T4" style:family="text">
      <style:text-properties fo:font-weight="normal" officeooo:rsid="0023511c" style:font-weight-asian="normal" style:font-weight-complex="normal"/>
    </style:style>
    <style:style style:name="T5" style:family="text">
      <style:text-properties fo:font-weight="normal" officeooo:rsid="00241d14" style:font-weight-asian="normal" style:font-weight-complex="normal"/>
    </style:style>
    <style:style style:name="T6" style:family="text">
      <style:text-properties fo:font-weight="normal" officeooo:rsid="0023b6f4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e324f" style:font-weight-asian="bold" style:font-weight-complex="bold"/>
    </style:style>
    <style:style style:name="T9" style:family="text">
      <style:text-properties fo:font-weight="bold" officeooo:rsid="001fe6b6" style:font-weight-asian="bold" style:font-weight-complex="bold"/>
    </style:style>
    <style:style style:name="T10" style:family="text">
      <style:text-properties fo:font-weight="bold" officeooo:rsid="0021dd89" style:font-weight-asian="bold" style:font-weight-complex="bold"/>
    </style:style>
    <style:style style:name="T11" style:family="text">
      <style:text-properties fo:font-weight="bold" officeooo:rsid="00222df4" style:font-weight-asian="bold" style:font-weight-complex="bold"/>
    </style:style>
    <style:style style:name="T12" style:family="text">
      <style:text-properties fo:font-weight="bold" officeooo:rsid="001bf714" style:font-weight-asian="bold" style:font-weight-complex="bold"/>
    </style:style>
    <style:style style:name="T13" style:family="text">
      <style:text-properties fo:font-weight="bold" officeooo:rsid="001c7c27" style:font-weight-asian="bold" style:font-weight-complex="bold"/>
    </style:style>
    <style:style style:name="T14" style:family="text">
      <style:text-properties fo:font-weight="bold" officeooo:rsid="0023511c" style:font-weight-asian="bold" style:font-weight-complex="bold"/>
    </style:style>
    <style:style style:name="T15" style:family="text">
      <style:text-properties fo:font-weight="bold" officeooo:rsid="001a4aab" style:font-weight-asian="bold" style:font-weight-complex="bold"/>
    </style:style>
    <style:style style:name="T16" style:family="text">
      <style:text-properties fo:font-weight="bold" officeooo:rsid="00241d14" style:font-weight-asian="bold" style:font-weight-complex="bold"/>
    </style:style>
    <style:style style:name="T17" style:family="text">
      <style:text-properties fo:color="#c9211e" loext:opacity="100%" fo:font-weight="bold" officeooo:rsid="00218354" style:font-weight-asian="bold" style:font-weight-complex="bold"/>
    </style:style>
    <style:style style:name="T18" style:family="text">
      <style:text-properties officeooo:rsid="0023511c"/>
    </style:style>
    <style:style style:name="T19" style:family="text">
      <style:text-properties officeooo:rsid="00241d14"/>
    </style:style>
    <style:style style:name="T20" style:family="text">
      <style:text-properties officeooo:rsid="0024e86e"/>
    </style:style>
    <style:style style:name="T21" style:family="text">
      <style:text-properties officeooo:rsid="00259763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HOMEWORK – 1</text:p>
      <text:p text:style-name="P13"/>
      <text:p text:style-name="P18">DUE IN 2 WEEKS </text:p>
      <text:p text:style-name="P2"/>
      <text:p text:style-name="P9">P<text:span text:style-name="T20">referred language is Python.</text:span></text:p>
      <text:p text:style-name="P9"/>
      <text:list xml:id="list361908450" text:style-name="L1">
        <text:list-item>
          <text:p text:style-name="P10"><text:span text:style-name="T5">W</text:span><text:span text:style-name="T1">rite a program that:</text:span></text:p>
        </text:list-item>
      </text:list>
      <text:list text:style-name="L2">
        <text:list-item>
          <text:list>
            <text:list-item>
              <text:p text:style-name="P19">Gets <text:span text:style-name="T18">the name of a directory as</text:span> <text:span text:style-name="T18">command line argument.</text:span></text:p>
            </text:list-item>
            <text:list-item>
              <text:p text:style-name="P19">List the contents of the directory name given as <text:span text:style-name="T18">argument</text:span>.</text:p>
            </text:list-item>
            <text:list-item>
              <text:p text:style-name="P12"><text:span text:style-name="T1">Insert </text:span><text:span text:style-name="T2">all </text:span><text:span text:style-name="T4">the </text:span><text:span text:style-name="T2">content </text:span><text:span text:style-name="T4">of that directory </text:span><text:span text:style-name="T2">into a list.</text:span></text:p>
            </text:list-item>
            <text:list-item>
              <text:p text:style-name="P20">Dump the list content to a pickle file.</text:p>
            </text:list-item>
          </text:list>
        </text:list-item>
      </text:list>
      <text:list text:continue-list="list361908450" text:style-name="L1">
        <text:list-header>
          <text:p text:style-name="P11"><text:span text:style-name="T2"/></text:p>
        </text:list-header>
        <text:list-item>
          <text:p text:style-name="P11"><text:span text:style-name="T5">W</text:span><text:span text:style-name="T2">rite a program that reads the pickle file created in previous step, then write it into a csv file.</text:span></text:p>
          <text:p text:style-name="P11"><text:span text:style-name="T2"/></text:p>
        </text:list-item>
        <text:list-item>
          <text:p text:style-name="P14"><text:span text:style-name="T5">W</text:span><text:span text:style-name="T1">rite a </text:span><text:span text:style-name="T3">GTK gui program </text:span><text:span text:style-name="T1"><text:s/></text:span><text:span text:style-name="T3">that reads previously created csv file </text:span><text:span text:style-name="T4">shows the content in a </text:span><text:span text:style-name="T3">combobox.</text:span></text:p>
          <text:p text:style-name="P14"><text:span text:style-name="T3"/></text:p>
        </text:list-item>
        <text:list-item>
          <text:p text:style-name="P14"><text:span text:style-name="T5">W</text:span><text:span text:style-name="T6">rite a program that takes a picture from the webcam of the computer and save it as png file.</text:span></text:p>
          <text:p text:style-name="P14"><text:span text:style-name="T6"/></text:p>
        </text:list-item>
        <text:list-item>
          <text:p text:style-name="P21">Write a program that records <text:span text:style-name="T21">10</text:span> seconds of sound and save it as wav file.</text:p>
        </text:list-item>
      </text:list>
      <text:p text:style-name="P3"><text:span text:style-name="T1"/></text:p>
      <text:p text:style-name="P5"><text:span text:style-name="T8">You will upload </text:span><text:span text:style-name="T10">a zip </text:span><text:span text:style-name="T11">or tar </text:span><text:span text:style-name="T10">file containing </text:span><text:span text:style-name="T8">the following artifacts <text:s/>:</text:span></text:p>
      <text:list text:style-name="L3">
        <text:list-item>
          <text:p text:style-name="P16"><text:span text:style-name="T19">Five</text:span> python files.</text:p>
        </text:list-item>
        <text:list-item>
          <text:p text:style-name="P16">One pickle file.</text:p>
        </text:list-item>
        <text:list-item>
          <text:p text:style-name="P16">One csv file.</text:p>
        </text:list-item>
        <text:list-item>
          <text:p text:style-name="P17">One png file.</text:p>
        </text:list-item>
        <text:list-item>
          <text:p text:style-name="P17">One wav file.</text:p>
          <text:p text:style-name="P16"/>
        </text:list-item>
      </text:list>
      <text:p text:style-name="P7"><text:span text:style-name="T12">IMPORTANT NOTE</text:span><text:span text:style-name="T16">S</text:span><text:span text:style-name="T12">: </text:span></text:p>
      <text:list text:style-name="L4">
        <text:list-item>
          <text:p text:style-name="P22"><text:span text:style-name="T12">OBEY THE RULES WRITTEN IN</text:span><text:span text:style-name="T15"> </text:span><text:span text:style-name="T12">THE SLIDES:</text:span></text:p>
          <text:list>
            <text:list-item>
              <text:p text:style-name="P23"><text:span text:style-name="T14">s</text:span><text:span text:style-name="T12">elf descriptive code, </text:span></text:p>
            </text:list-item>
            <text:list-item>
              <text:p text:style-name="P15">variables and imports are on top, </text:p>
            </text:list-item>
            <text:list-item>
              <text:p text:style-name="P15">naming conventions, </text:p>
            </text:list-item>
            <text:list-item>
              <text:p text:style-name="P23"><text:span text:style-name="T13">no direct number usage, </text:span><text:span text:style-name="T14">instead, define a constant variable and use that variable everywhere</text:span></text:p>
            </text:list-item>
          </text:list>
        </text:list-item>
        <text:list-item>
          <text:p text:style-name="P24"><text:span text:style-name="T14">I </text:span><text:span text:style-name="T7">may ask you questions from your homework, if you can not answer you will get 0 points for the homework.</text:span></text:p>
        </text:list-item>
      </text:list>
      <text:p text:style-name="P1"/>
      <text:p text:style-name="P8"><text:span text:style-name="T17"/></text:p>
      <text:p text:style-name="P4"><text:s/></text:p>
      <text:p text:style-name="P6"><text:span text:style-name="T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8.2701in" fo:page-height="11.6902in" style:num-format="1" style:print-orientation="portrait" fo:margin-top="0.1in" fo:margin-bottom="0.7874in" fo:margin-left="0.3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Resim 6" text:anchor-type="char" svg:x="0in" svg:y="-0.0008in" svg:width="1.7709in" svg:height="0.9583in" draw:z-index="0"><draw:image xlink:href="Pictures/1000000000000111000000AF3C0B1AC0.jpg" xlink:type="simple" xlink:show="embed" xlink:actuate="onLoad" draw:mime-type="image/jpeg"/><svg:desc>logo, grafik, grafik tasarım, tasarım içeren bir resim

Açıklama otomatik olarak oluşturuldu</svg:desc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22:27:21.216090052</meta:creation-date>
    <dc:date>2025-09-23T20:46:35.504817370</dc:date>
    <meta:editing-duration>PT1H23M22S</meta:editing-duration>
    <meta:editing-cycles>13</meta:editing-cycles>
    <meta:generator>LibreOffice/24.2.7.2$Linux_X86_64 LibreOffice_project/420$Build-2</meta:generator>
    <meta:document-statistic meta:table-count="0" meta:image-count="1" meta:object-count="0" meta:page-count="1" meta:paragraph-count="26" meta:word-count="225" meta:character-count="1151" meta:non-whitespace-character-count="962"/>
  </office:meta>
</office:document-meta>
</file>